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1" svg:font-family="'Times New Roman'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text-align="justify" style:justify-single-word="false"/>
      <style:text-properties fo:language="en" fo:country="US"/>
    </style:style>
    <style:style style:name="P2" style:family="paragraph" style:parent-style-name="Normal">
      <style:paragraph-properties fo:text-align="justify" style:justify-single-word="false"/>
      <style:text-properties fo:color="#000000" style:font-name="Liberation Serif" fo:font-size="12pt" fo:language="en" fo:country="US" fo:font-weight="normal"/>
    </style:style>
    <style:style style:name="P3" style:family="paragraph" style:parent-style-name="Text_20_body">
      <style:paragraph-properties fo:text-align="justify" style:justify-single-word="false"/>
      <style:text-properties fo:language="en" fo:country="US"/>
    </style:style>
    <style:style style:name="P4" style:family="paragraph" style:parent-style-name="Heading_20_1">
      <style:paragraph-properties fo:text-align="justify" style:justify-single-word="false"/>
      <style:text-properties fo:language="en" fo:country="US"/>
    </style:style>
    <style:style style:name="P5" style:family="paragraph" style:parent-style-name="Normal">
      <style:paragraph-properties fo:text-align="justify" style:justify-single-word="false" fo:padding-left="0.0291in" fo:padding-right="0.0291in" fo:padding-top="0.0291in" fo:padding-bottom="0in" fo:border-left="none" fo:border-right="none" fo:border-top="none" fo:border-bottom="0.99pt solid #000000"/>
      <style:text-properties fo:language="en" fo:country="US"/>
    </style:style>
    <style:style style:name="P6" style:family="paragraph" style:parent-style-name="Normal">
      <style:paragraph-properties fo:text-align="justify" style:justify-single-word="false" fo:padding-left="0.0291in" fo:padding-right="0.0291in" fo:padding-top="0.0291in" fo:padding-bottom="0in" fo:border-left="none" fo:border-right="none" fo:border-top="none" fo:border-bottom="0.99pt solid #000000">
        <style:tab-stops>
          <style:tab-stop style:position="6.2181in"/>
        </style:tab-stops>
      </style:paragraph-properties>
      <style:text-properties fo:language="en" fo:country="US"/>
    </style:style>
    <style:style style:name="P7" style:family="paragraph" style:parent-style-name="Heading_20_3">
      <style:paragraph-properties fo:text-align="justify" style:justify-single-word="false"/>
      <style:text-properties fo:language="en" fo:country="US"/>
    </style:style>
    <style:style style:name="P8" style:family="paragraph" style:parent-style-name="Heading_20_3">
      <style:paragraph-properties fo:text-align="justify" style:justify-single-word="false"/>
      <style:text-properties style:font-name="Nimbus Sans L" fo:font-size="14pt" fo:language="en" fo:country="US"/>
    </style:style>
    <style:style style:name="P9" style:family="paragraph" style:parent-style-name="Normal">
      <style:paragraph-properties fo:text-align="start" style:justify-single-word="false" style:writing-mode="lr-tb"/>
      <style:text-properties fo:language="en" fo:country="US" fo:font-style="italic" style:font-style-asian="italic" style:font-style-complex="italic"/>
    </style:style>
    <style:style style:name="P10" style:family="paragraph" style:parent-style-name="Normal">
      <style:paragraph-properties fo:text-align="start" style:justify-single-word="false" style:writing-mode="lr-tb"/>
      <style:text-properties fo:language="en" fo:country="US" fo:font-style="normal" style:font-style-asian="normal" style:font-style-complex="normal"/>
    </style:style>
    <style:style style:name="P11" style:family="paragraph" style:parent-style-name="Normal">
      <style:paragraph-properties fo:text-align="start" style:justify-single-word="false" style:writing-mode="lr-tb"/>
      <style:text-properties fo:language="en" fo:country="US"/>
    </style:style>
    <style:style style:name="P12" style:family="paragraph" style:parent-style-name="Normal">
      <style:paragraph-properties fo:text-align="start" style:justify-single-word="false" style:writing-mode="lr-tb"/>
      <style:text-properties style:font-name="Nimbus Sans L" fo:font-size="14pt" fo:language="en" fo:country="US" fo:font-weight="bold"/>
    </style:style>
    <style:style style:name="P13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style:writing-mode="lr-tb"/>
      <style:text-properties fo:color="#000000" style:font-name="Times New Roman1" fo:font-size="12pt" fo:language="en" fo:country="GB" fo:font-weight="normal"/>
    </style:style>
    <style:style style:name="P14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style:writing-mode="lr-tb"/>
      <style:text-properties fo:color="#000000" style:font-name="Times New Roman1" fo:font-size="12pt" fo:language="en" fo:country="GB" fo:font-style="normal" fo:font-weight="normal" style:font-style-asian="normal" style:font-style-complex="normal"/>
    </style:style>
    <style:style style:name="P15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style:writing-mode="lr-tb"/>
      <style:text-properties fo:color="#000000" style:font-name="Times New Roman1" fo:font-size="12pt" fo:language="en" fo:country="GB" fo:font-style="normal" fo:font-weight="normal" style:font-size-asian="10pt" style:font-style-asian="normal" style:font-size-complex="10pt" style:font-style-complex="normal"/>
    </style:style>
    <style:style style:name="P16" style:family="paragraph" style:parent-style-name="Normal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font-name="Courier New1" fo:font-size="10pt" fo:language="en" fo:country="GB" fo:font-weight="normal" style:font-size-asian="10pt" style:font-size-complex="10pt"/>
    </style:style>
    <style:style style:name="P17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style:writing-mode="lr-tb"/>
      <style:text-properties fo:color="#000000" style:font-name="Courier New1" fo:font-size="10pt" fo:language="en" fo:country="GB" fo:font-style="normal" fo:font-weight="normal" style:font-size-asian="10pt" style:font-style-asian="normal" style:font-size-complex="10pt" style:font-style-complex="normal"/>
    </style:style>
    <style:style style:name="P18" style:family="paragraph" style:parent-style-name="Normal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font-name="Courier New1" fo:font-size="10pt" fo:language="en" fo:country="GB" fo:font-style="normal" fo:font-weight="normal" style:font-size-asian="10pt" style:font-style-asian="normal" style:font-size-complex="10pt" style:font-style-complex="normal"/>
    </style:style>
    <style:style style:name="P19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style:writing-mode="lr-tb"/>
      <style:text-properties fo:color="#000000" style:font-name="Courier New1" fo:font-size="10pt" fo:language="en" fo:country="GB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Preformatted_20_Text">
      <style:text-properties fo:font-size="10pt" fo:language="en" fo:country="US"/>
    </style:style>
    <style:style style:name="P21" style:family="paragraph" style:parent-style-name="Normal">
      <style:paragraph-properties fo:text-align="start" style:justify-single-word="false" fo:break-before="page" style:writing-mode="lr-tb"/>
      <style:text-properties style:font-name="Nimbus Sans L" fo:font-size="14pt" fo:language="en" fo:country="US" fo:font-weight="bold"/>
    </style:style>
    <style:style style:name="P22" style:family="paragraph" style:parent-style-name="Standard" style:list-style-name="L1">
      <style:paragraph-properties fo:margin-left="0.5in" fo:margin-right="0in" fo:margin-top="0in" fo:margin-bottom="0.0835in" fo:text-align="justify" style:justify-single-word="false" fo:text-indent="0in" style:auto-text-indent="false" style:writing-mode="lr-tb"/>
      <style:text-properties style:font-name="DejaVu Sans Mono" fo:font-size="10pt" fo:language="en" fo:country="US"/>
    </style:style>
    <style:style style:name="T1" style:family="text">
      <style:text-properties fo:color="#000000" style:font-name="Times New Roman1" fo:font-size="12pt" fo:language="en" fo:country="GB" fo:font-weight="normal"/>
    </style:style>
    <style:style style:name="T2" style:family="text">
      <style:text-properties fo:color="#000000" style:font-name="Times New Roman1" fo:font-size="12pt" fo:language="en" fo:country="GB" fo:font-style="italic" fo:font-weight="normal" style:font-style-asian="italic" style:font-style-complex="italic"/>
    </style:style>
    <style:style style:name="T3" style:family="text">
      <style:text-properties fo:color="#000000" style:font-name="Times New Roman1" fo:font-size="12pt" fo:language="en" fo:country="GB" fo:font-style="normal" fo:font-weight="normal" style:font-style-asian="normal" style:font-style-complex="normal"/>
    </style:style>
    <style:style style:name="T4" style:family="text">
      <style:text-properties fo:color="#000000" style:font-name="Times New Roman1" fo:font-size="12pt" fo:font-style="normal" fo:font-weight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style:font-name="Times New Roman1" fo:language="en" fo:country="GB" fo:font-style="normal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font-name="DejaVu Sans Mono1"/>
    </style:style>
    <style:style style:name="T13" style:family="text">
      <style:text-properties style:font-name="DejaVu Sans Mono1" style:font-name-asian="DejaVu Sans Mono1" style:font-weight-asian="bold" style:font-name-complex="DejaVu Sans Mono1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">SEP #114: jcreatejar</text:p>
        <text:p text:style-name="P6"/>
        <text:p text:style-name="P1"/>
        <text:p text:style-name="P1">Version: 1.0</text:p>
        <text:p text:style-name="P1">Author: Simon Marchetto – Scilab Enterprises</text:p>
        <text:p text:style-name="P1">Review: </text:p>
        <text:p text:style-name="P1">Commented: </text:p>
        <text:p text:style-name="P1">State:</text:p>
        <text:p text:style-name="P1">Scilab-Version: 5.5.0</text:p>
        <text:p text:style-name="P1">Created: Oct 28 2013</text:p>
        <text:p text:style-name="P5"/>
        <text:p text:style-name="P1"/>
        <text:p text:style-name="P7">Abstract</text:p>
        <text:p text:style-name="P2">The aim of this SEP is to propose the new function <text:span text:style-name="T5">jcreatejar</text:span><text:span text:style-name="T6">, which purpose is to create JAR archives from a set of files/directories. This function is required by another new function </text:span><text:span text:style-name="T5">ilib_build_jar</text:span><text:span text:style-name="T6"> to build Java modules (see </text:span><text:span text:style-name="T8">SEP #113).</text:span></text:p>
        <text:p text:style-name="P1"/>
        <text:p text:style-name="P7">Rationale</text:p>
        <text:p text:style-name="P9"><text:span text:style-name="T3">The main use case of creating JAR </text:span><text:span text:style-name="T3">files </text:span><text:span text:style-name="T3">in Scilab is to a create Java libraries, for exemple to build toolboxes </text:span><text:span text:style-name="T3">containg Java sources</text:span><text:span text:style-name="T3">. </text:span><text:span text:style-name="T3">These Java libraries </text:span><text:span text:style-name="T3">can be </text:span><text:span text:style-name="T3">further</text:span><text:span text:style-name="T3"> used in Scilab through </text:span><text:span text:style-name="T3">the </text:span><text:span text:style-name="T4">“Java from Scilab” API </text:span><text:span text:style-name="T4">(</text:span><text:span text:style-name="T4">also known as </text:span><text:span text:style-name="T4">JIMS)</text:span><text:span text:style-name="T3">.</text:span></text:p>
        <text:p text:style-name="P7"><text:span text:style-name="T1">T</text:span><text:span text:style-name="T1">he function responsible of building Java libraries</text:span><text:span text:style-name="T1"> </text:span><text:span text:style-name="T1">(</text:span><text:span text:style-name="T2">ilib_build_jar, </text:span><text:span text:style-name="T1">see SEP #113) needs, in its final step of building, to create a JAR archive from the Java classes it has compiled. <text:line-break/>But th</text:span><text:span text:style-name="T1">e </text:span><text:span text:style-name="T1">feature </text:span><text:span text:style-name="T1">of creating JAR</text:span><text:span text:style-name="T1">archives</text:span><text:span text:style-name="T1"> </text:span><text:span text:style-name="T1">is currently not available in Scilab.</text:span></text:p>
        <text:p text:style-name="P9">jcreatejar<text:span text:style-name="T6"> is a new function available in </text:span><text:span text:style-name="T6">JIMS </text:span><text:span text:style-name="T6">API</text:span><text:span text:style-name="T6">, which allows to create a JAR archive from a set of files and directories. </text:span></text:p>
        <text:p text:style-name="P10"/>
        <text:p text:style-name="P10"><text:span text:style-name="T11">The JAR </text:span><text:span text:style-name="T11">archives</text:span><text:span text:style-name="T11"> usually follow a standard format:</text:span></text:p>
        <text:p text:style-name="P9"><text:span text:style-name="T6">- m</text:span><text:span text:style-name="T6">ost of times, a</text:span><text:span text:style-name="T6"> J</text:span><text:span text:style-name="T6">AR</text:span><text:span text:style-name="T6"> archive is </text:span><text:span text:style-name="T6">created</text:span><text:span text:style-name="T6"> from a single </text:span><text:span text:style-name="T6">tree </text:span><text:span text:style-name="T6">of classes (and other files)</text:span><text:span text:style-name="T6">. The tree in the JAR is the same as the input tree. The files paths in the JAR are relative to the root of input tree.</text:span></text:p>
        <text:p text:style-name="P9">jcreatejar <text:span text:style-name="T6">by default follows that format. </text:span><text:span text:style-name="T6">So when </text:span>jcreatejar<text:span text:style-name="T6"> is given a set of files and directories, it automatically computes the root of all that files/directories, and set the paths in the JAR relative to the tree root. </text:span></text:p>
        <text:p text:style-name="P10"><text:s/></text:p>
        <text:p text:style-name="P9"><text:span text:style-name="T6">- </text:span><text:span text:style-name="T6">a </text:span><text:span text:style-name="T6">JAR file contain</text:span><text:span text:style-name="T6">s</text:span><text:span text:style-name="T6"> </text:span><text:span text:style-name="T6">a </text:span><text:span text:style-name="T6">manifest file to describe </text:span><text:span text:style-name="T6">itself, </text:span><text:span text:style-name="T6">this manifest is usually the file </text:span>MANIFEST.MF<text:span text:style-name="T6"> in the </text:span>META-INF<text:span text:style-name="T6"> folder. <text:line-break/></text:span><text:span text:style-name="T6">The manifest file </text:span><text:span text:style-name="T6">path </text:span><text:span text:style-name="T6">can be </text:span><text:span text:style-name="T6">given</text:span><text:span text:style-name="T6"> </text:span><text:span text:style-name="T6">as argument </text:span><text:span text:style-name="T6">to </text:span>jcreatejar<text:span text:style-name="T6">, </text:span><text:span text:style-name="T6">which loads the manifest data from that file path, </text:span><text:span text:style-name="T6">and save that data at the correct location in the JAR.</text:span><text:span text:style-name="T6"> <text:line-break/></text:span><text:span text:style-name="T6">If </text:span><text:span text:style-name="T6">argument is not provided</text:span><text:span text:style-name="T6">, </text:span>jcreatejar<text:span text:style-name="T6"> </text:span><text:span text:style-name="T6">searches</text:span><text:span text:style-name="T6"> </text:span><text:span text:style-name="T6">the </text:span><text:span text:style-name="T6">manifest </text:span><text:span text:style-name="T6">data from the </text:span>MANIFEST.MF <text:span text:style-name="T6">file in the </text:span>META-INF<text:span text:style-name="T6"> folder of the </text:span><text:span text:style-name="T6">input tree. </text:span><text:span text:style-name="T6">I</text:span><text:span text:style-name="T6">f th</text:span><text:span text:style-name="T6">e</text:span><text:span text:style-name="T6"> </text:span><text:span text:style-name="T6">manifest cannot be found</text:span><text:span text:style-name="T6">, </text:span><text:span text:style-name="T6">a default one is created</text:span><text:span text:style-name="T6">.</text:span></text:p>
        <text:p text:style-name="P11"/>
        <text:p text:style-name="P11">Note: <text:span text:style-name="T7">if </text:span><text:span text:style-name="T7">it </text:span><text:span text:style-name="T7">already exist</text:span><text:span text:style-name="T7">s,</text:span><text:span text:style-name="T7"> </text:span><text:span text:style-name="T7">the</text:span><text:span text:style-name="T7"> </text:span><text:span text:style-name="T7">destination </text:span><text:span text:style-name="T7">JAR </text:span><text:span text:style-name="T7">file </text:span><text:span text:style-name="T7">is</text:span><text:span text:style-name="T7"> overwriten.</text:span></text:p>
        <text:p text:style-name="P11"/>
        <text:p text:style-name="P12"/>
        <text:p text:style-name="P21">Calling Sequence</text:p>
        <text:p text:style-name="P13"/>
        <text:p text:style-name="P16">res = jcreatejar(jarFilePath, filePaths[, manifestFilePath[, relativizePaths]])</text:p>
        <text:p text:style-name="P13"/>
        <text:p text:style-name="P13">Where:</text:p>
        <text:p text:style-name="P13">- jarFilePath (string): is the JAR destination file path.</text:p>
        <text:p text:style-name="P13">- filePaths (row/column string matrix): contains the paths of files/directories to include in the JAR.</text:p>
        <text:p text:style-name="P13">- manifestFilePath (string, optional): is the file path of the manifest data to include in JAR.</text:p>
        <text:p text:style-name="P13">- relativizePaths (boolean, optional, default true): by default, the paths in JAR are relativized against the common path of all files/directories added to the JAR. If false, the paths are kept in their original form (relative or absolute).</text:p>
        <text:p text:style-name="P13">- res (boolean): contains the result of operation (success or fail).</text:p>
        <text:p text:style-name="P8">Example Usage</text:p>
        <text:p text:style-name="P20"/>
        <text:p text:style-name="P14">- A common case is to create a JAR from a directory tree containing classes.</text:p>
        <text:p text:style-name="P14">For a directory tree <text:span text:style-name="T5">MyPackage</text:span> in <text:span text:style-name="T5">TMPDIR</text:span>:</text:p>
        <text:p text:style-name="P14"/>
        <text:p text:style-name="P17">MyPackage</text:p>
        <text:p text:style-name="P17"><text:s text:c="4"/><text:span text:style-name="T13">└</text:span> Folder</text:p>
        <text:p text:style-name="P17"><text:s text:c="10"/><text:span text:style-name="T10">MyClass3.class</text:span></text:p>
        <text:p text:style-name="P19"><text:span text:style-name="T12"><text:s text:c="4"/></text:span><text:span text:style-name="T13">└</text:span><text:span text:style-name="T12"><text:tab/></text:span>META-INF</text:p>
        <text:p text:style-name="P19"><text:s text:c="10"/>MANIFEST.MF</text:p>
        <text:p text:style-name="P19"><text:tab/>MyClass1.class</text:p>
        <text:p text:style-name="P19"><text:tab/>MyClass2.class</text:p>
        <text:p text:style-name="P14"/>
        <text:p text:style-name="P14">The command:</text:p>
        <text:p text:style-name="P14"/>
        <text:p text:style-name="P17">--&gt;jcreatejar(TMPDIR + "/MyPackage.jar", TMPDIR + "/MyPackage")</text:p>
        <text:p text:style-name="P17">ans = </text:p>
        <text:p text:style-name="P17"><text:s/></text:p>
        <text:p text:style-name="P17"><text:s/>T</text:p>
        <text:p text:style-name="P17"/>
        <text:p text:style-name="P15">has created successfully the following JAR <text:span text:style-name="T5">MyPackage.jar</text:span> in TMPDIR:</text:p>
        <text:p text:style-name="P15"/>
        <text:p text:style-name="P17">MyPackage.jar</text:p>
        <text:p text:style-name="P17"><text:s text:c="4"/><text:span text:style-name="T13">└</text:span> Folder</text:p>
        <text:p text:style-name="P17"><text:s text:c="10"/><text:span text:style-name="T10">MyClass3.class</text:span></text:p>
        <text:p text:style-name="P19"><text:s text:c="4"/><text:span text:style-name="T13">└</text:span> META-INF</text:p>
        <text:p text:style-name="P19"><text:s text:c="10"/>MANIFEST.MF</text:p>
        <text:p text:style-name="P19"><text:tab/>MyClass1.class</text:p>
        <text:p text:style-name="P19"><text:tab/>MyClass2.class</text:p>
        <text:p text:style-name="P19"/>
        <text:p text:style-name="P15"/>
        <text:p text:style-name="P15">- In the following example, we compress into a JAR some resources (images) picked up in a directory <text:span text:style-name="T5">image</text:span><text:span text:style-name="T5">d</text:span><text:span text:style-name="T5">ir</text:span>, and we add a manifest to the JAR:</text:p>
        <text:p text:style-name="P15"/>
        <text:p text:style-name="P18">--&gt;images = imagedir + ["/images1.png”, "/images2.png", "/icons/icon1.png"];</text:p>
        <text:p text:style-name="P18"/>
        <text:p text:style-name="P18">--&gt;jcreatejar(TMPDIR + "/resources.jar”, images, imagedir + "/manifest.mf")</text:p>
        <text:p text:style-name="P17">ans = </text:p>
        <text:p text:style-name="P17"><text:s/></text:p>
        <text:p text:style-name="P17"><text:s/>T</text:p>
        <text:p text:style-name="P17"/>
        <text:p text:style-name="P15"/>
        <text:p text:style-name="P15"/>
        <text:p text:style-name="P15"><text:soft-page-break/></text:p>
        <text:p text:style-name="P15"/>
        <text:p text:style-name="P15">has created successfully the following JAR <text:span text:style-name="T5">resources.jar</text:span> in TMPDIR:</text:p>
        <text:p text:style-name="P17"/>
        <text:p text:style-name="P17">resources.jar</text:p>
        <text:p text:style-name="P19"><text:s text:c="4"/><text:span text:style-name="T13">└</text:span> icons</text:p>
        <text:p text:style-name="P19"><text:tab/><text:tab/>icon1.png<text:tab/><text:tab/></text:p>
        <text:p text:style-name="P17"><text:span text:style-name="T10"><text:s text:c="6"/></text:span>image1.png</text:p>
        <text:p text:style-name="P17"><text:tab/>image2.png</text:p>
        <text:p text:style-name="P17"><text:s text:c="4"/><text:span text:style-name="T13">└</text:span><text:span text:style-name="T9"> </text:span><text:span text:style-name="T10">META-INF</text:span></text:p>
        <text:p text:style-name="P19"><text:s text:c="10"/><text:tab/>MANIFEST.MF</text:p>
        <text:p text:style-name="P7">Changelog</text:p>
        <text:list xml:id="list1136393594" text:style-name="L1">
          <text:list-item>
            <text:p text:style-name="P22">– Initial Revision</text:p>
          </text:list-item>
        </text:list>
        <text:p text:style-name="P7">Copyright</text:p>
        <text:p text:style-name="P3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1" svg:font-family="'Times New Roman'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List_20_Contents" style:display-name="List Contents" style:family="paragraph" style:parent-style-name="Normal" style:class="html">
      <style:paragraph-properties fo:margin="100%" fo:margin-left="0.3937in" fo:margin-right="0in" fo:margin-top="0in" fo:margin-bottom="0in" fo:text-indent="0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Nimbus Sans L" fo:font-size="14pt"/>
    </style:style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Preformatted_20_Text" style:display-name="Preformatted Text" style:family="paragraph" style:parent-style-name="Normal" style:class="html">
      <style:paragraph-properties fo:margin-top="0in" fo:margin-bottom="0in"/>
      <style:text-properties style:font-name="DejaVu Sans Mono" fo:font-size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Normal" style:family="paragraph"/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Source_20_Text_5f_text_5f_text_5f_text_5f_text_5f_text_5f_text_5f_text" style:display-name="Source Text_text_text_text_text_text_text_text" style:family="text">
      <style:text-properties style:font-name="Courier New"/>
    </style:style>
    <style:style style:name="Internet_20_link_5f_text_5f_text" style:display-name="Internet link_text_text" style:family="text">
      <style:text-properties fo:color="#000080" style:text-underline-style="solid" style:text-underline-width="auto" style:text-underline-color="font-color"/>
    </style:style>
    <style:style style:name="Teletype_5f_text_5f_text" style:display-name="Teletype_text_text" style:family="text">
      <style:text-properties style:font-name="DejaVu Sans Mono"/>
    </style:style>
    <style:style style:name="Bullet_20_Symbols_5f_text_5f_text_5f_text_5f_text_5f_text_5f_text_5f_text" style:display-name="Bullet Symbols_text_text_text_text_text_text_text" style:family="text">
      <style:text-properties style:font-name="OpenSymbol"/>
    </style:style>
    <style:style style:name="Bullet_20_Symbols_5f_text_5f_text_5f_text_5f_text_5f_text_5f_text_5f_text_5f_text_5f_text_5f_text_5f_text_5f_text" style:display-name="Bullet Symbols_text_text_text_text_text_text_text_text_text_text_text_text" style:family="text">
      <style:text-properties style:font-name="StarSymbol" fo:font-size="9pt"/>
    </style:style>
    <style:style style:name="Teletype_5f_text_5f_text_5f_text_5f_text_5f_text_5f_text_5f_text_5f_text_5f_text_5f_text_5f_text_5f_text" style:display-name="Teletype_text_text_text_text_text_text_text_text_text_text_text_text" style:family="text">
      <style:text-properties style:font-name="DejaVu Sans Mono"/>
    </style:style>
    <style:style style:name="Bullet_20_Symbols_5f_text_5f_text" style:display-name="Bullet Symbols_text_text" style:family="text">
      <style:text-properties style:font-name="StarSymbol" fo:font-size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Pierre MARECHAL</meta:initial-creator>
    <meta:creation-date>2008-07-09T13:39:08</meta:creation-date>
    <dc:date>2013-10-29T10:39:58</dc:date>
    <meta:editing-duration>PT4H42M48S</meta:editing-duration>
    <meta:editing-cycles>66</meta:editing-cycles>
    <dc:creator>Simon </dc:creator>
    <meta:document-statistic meta:table-count="0" meta:image-count="0" meta:object-count="0" meta:page-count="3" meta:paragraph-count="69" meta:word-count="601" meta:character-count="3807" meta:non-whitespace-character-count="3189"/>
  </office:meta>
</office:document-meta>
</file>